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text-align="center" style:justify-single-word="false" style:page-number="1"/>
    </style:style>
    <style:style style:name="P2" style:family="paragraph" style:parent-style-name="Heading_20_3" style:list-style-name="WWNum3">
      <style:paragraph-properties fo:margin-left="0.5in" fo:margin-right="0in" fo:text-indent="-0.25in" style:auto-text-indent="false"/>
    </style:style>
    <style:style style:name="P3" style:family="paragraph" style:parent-style-name="Heading_20_3" style:list-style-name="WWNum1">
      <style:paragraph-properties fo:margin-left="0.5in" fo:margin-right="0in" fo:margin-top="0.222in" fo:margin-bottom="0in" loext:contextual-spacing="false" fo:text-indent="-0.25in" style:auto-text-indent="false"/>
    </style:style>
    <style:style style:name="P4" style:family="paragraph" style:parent-style-name="Heading_20_3" style:list-style-name="WWNum2">
      <style:paragraph-properties fo:margin-left="0.5in" fo:margin-right="0in" fo:margin-top="0.222in" fo:margin-bottom="0in" loext:contextual-spacing="false" fo:text-indent="-0.25in" style:auto-text-indent="false"/>
    </style:style>
    <style:style style:name="P5" style:family="paragraph" style:parent-style-name="Heading_20_3" style:list-style-name="WWNum4">
      <style:paragraph-properties fo:margin-left="0.5in" fo:margin-right="0in" fo:margin-top="0.222in" fo:margin-bottom="0in" loext:contextual-spacing="false" fo:text-indent="-0.25in" style:auto-text-indent="false"/>
    </style:style>
    <style:style style:name="P6" style:family="paragraph" style:parent-style-name="Heading_20_3" style:list-style-name="WWNum1">
      <style:paragraph-properties fo:margin-left="0.5in" fo:margin-right="0in" fo:margin-top="0in" fo:margin-bottom="0.0555in" loext:contextual-spacing="false" fo:text-indent="-0.25in" style:auto-text-indent="false"/>
    </style:style>
    <style:style style:name="P7" style:family="paragraph" style:parent-style-name="Heading_20_3" style:list-style-name="WWNum4">
      <style:paragraph-properties fo:margin-left="0.5in" fo:margin-right="0in" fo:margin-top="0in" fo:margin-bottom="0.0555in" loext:contextual-spacing="false" fo:text-indent="-0.25in" style:auto-text-indent="false"/>
    </style:style>
    <style:style style:name="P8" style:family="paragraph" style:parent-style-name="Heading_20_3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9" style:family="paragraph" style:parent-style-name="Heading_20_3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10" style:family="paragraph" style:parent-style-name="Heading_20_3" style:list-style-name="WWNum2">
      <style:paragraph-properties fo:margin-left="1in" fo:margin-right="0in" fo:margin-top="0in" fo:margin-bottom="0.0555in" loext:contextual-spacing="false" fo:text-indent="-0.25in" style:auto-text-indent="false"/>
    </style:style>
    <style:style style:name="T1" style:family="text">
      <style:text-properties style:font-name="Roboto" fo:font-weight="bold" style:font-name-asian="Roboto1" style:font-weight-asian="bold" style:font-name-complex="Roboto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5y4mnyf4cvt3"/><text:span text:style-name="T1">Roteiro principal da fase demo do jogo</text:span></text:p>
      <text:p text:style-name="Heading_20_3"><text:bookmark text:name="_5s8vms39zz7o"/>Fase Tutorial: A Jornada do Desenvolvedor</text:p>
      <text:p text:style-name="Heading_20_3"><text:bookmark text:name="_k0hkn75hxmjr"/>Cena de Abertura:</text:p>
      <text:list xml:id="list89551762" text:style-name="WWNum3">
        <text:list-item>
          <text:p text:style-name="P2"><text:bookmark text:name="_45km9z9g824c"/>O jogador é apresentado à vila, mostrando a vida pacífica e o jogador como um dos poucos não-programadores.</text:p>
        </text:list-item>
      </text:list>
      <text:p text:style-name="Heading_20_3"><text:bookmark text:name="_9hda406vw6pi"/>Objetivo da Fase:</text:p>
      <text:list xml:id="list220478101" text:style-name="WWNum1">
        <text:list-item>
          <text:p text:style-name="P3"><text:bookmark text:name="_3xnoqspvupn9"/>Introduzir os controles e a mecânica de interação com o ambiente.</text:p>
        </text:list-item>
        <text:list-item>
          <text:p text:style-name="P6"><text:bookmark text:name="_h55bcga5mpfv"/>Ensinar conceitos básicos de programação de forma interativa e progressiva.</text:p>
        </text:list-item>
      </text:list>
      <text:p text:style-name="Heading_20_3"><text:bookmark text:name="_irdyhktg5fx5"/>Desenvolvimento da Fase:</text:p>
      <text:list xml:id="list2968790127" text:style-name="WWNum2">
        <text:list-item>
          <text:p text:style-name="P4"><text:bookmark text:name="_v5yj1ai5adtk"/>Encontro com o Amigo Robô:</text:p>
          <text:list>
            <text:list-item>
              <text:p text:style-name="P9"><text:bookmark text:name="_ljtaje7j1up"/>O amigo robô apresenta a importância da tecnologia na vida moderna e como a programação está em tudo.</text:p>
            </text:list-item>
            <text:list-item>
              <text:p text:style-name="P9"><text:bookmark text:name="_7hm4vus1hbfr"/>O jogador aprende os controles básicos, seguindo o robô e interagindo com objetos simples.</text:p>
            </text:list-item>
          </text:list>
        </text:list-item>
        <text:list-item>
          <text:p text:style-name="P8"><text:bookmark text:name="_lw16ofom1gm2"/>A Explosão e a Chamada de Socorro:</text:p>
          <text:list>
            <text:list-item>
              <text:p text:style-name="P9"><text:bookmark text:name="_g0eofmuj1llt"/>Uma explosão distante interrompe a conversa, e os pais do jogador pedem ajuda pelo robô.</text:p>
            </text:list-item>
            <text:list-item>
              <text:p text:style-name="P9"><text:bookmark text:name="_6bvoq74s0n72"/>O jogador é motivado a aprender programação para entender e resolver o problema.</text:p>
            </text:list-item>
          </text:list>
        </text:list-item>
        <text:list-item>
          <text:p text:style-name="P8"><text:bookmark text:name="_3pd4l45o3t7y"/>A Jornada Inicia:</text:p>
          <text:list>
            <text:list-item>
              <text:p text:style-name="P9"><text:bookmark text:name="_l7h7t3omf4ji"/>O robô abre um portal para um mundo virtual, onde a programação é a chave para avançar.</text:p>
            </text:list-item>
            <text:list-item>
              <text:p text:style-name="P9"><text:bookmark text:name="_vuzg69wfajuq"/>O jogador começa com desafios simples, como mover-se através de loops e condicionais, para abrir caminho.</text:p>
            </text:list-item>
          </text:list>
        </text:list-item>
        <text:list-item>
          <text:p text:style-name="P8"><text:bookmark text:name="_ftsy6rfpii4y"/>Evolução da Programação:</text:p>
          <text:list>
            <text:list-item>
              <text:p text:style-name="P9"><text:bookmark text:name="_4zbln1xb9q1m"/>Conforme o jogador avança, os desafios de programação aumentam em complexidade, exigindo conceitos como funções e variáveis.</text:p>
            </text:list-item>
            <text:list-item>
              <text:p text:style-name="P9"><text:bookmark text:name="_1iz35hjyo1jj"/>O robô fornece dicas e explicações sobre como cada conceito é usado na programação do mundo virtual.</text:p>
            </text:list-item>
          </text:list>
        </text:list-item>
        <text:list-item>
          <text:p text:style-name="P8"><text:bookmark text:name="_rwrkm8aqtinn"/>Desafio Final:</text:p>
          <text:list>
            <text:list-item>
              <text:p text:style-name="P9"><text:bookmark text:name="_vehyx7g2iu7a"/>O jogador enfrenta um grande desafio de programação que requer a aplicação de todos os conceitos aprendidos.</text:p>
            </text:list-item>
            <text:list-item>
              <text:p text:style-name="P10"><text:bookmark text:name="_byl7zesdajbm"/>O sucesso revela mais informações sobre a ameaça à vila e a importância de continuar aprendendo programação.</text:p>
            </text:list-item>
          </text:list>
        </text:list-item>
      </text:list>
      <text:p text:style-name="Heading_20_3"><text:bookmark text:name="_q1v68c944pb"/>Conclusão da Fase:</text:p>
      <text:list xml:id="list1829167103" text:style-name="WWNum4">
        <text:list-item>
          <text:p text:style-name="P5"><text:bookmark text:name="_6gd2plt591e3"/>O jogador é recompensado com a sensação de progresso ao dominar conceitos básicos de programação.</text:p>
        </text:list-item>
        <text:list-item>
          <text:p text:style-name="P7"><text:bookmark text:name="_7upl7ttu7qmj"/><text:soft-page-break/>O robô incentiva o jogador a continuar aprendendo, pois mais desafios e a capacidade de salvar seus pais aguardam.</text:p>
        </text:list-item>
      </text:list>
      <text:p text:style-name="Heading_20_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6" meta:word-count="299" meta:character-count="1739" meta:non-whitespace-character-count="1486"/>
    <meta:generator>LibreOfficeDev/6.0.5.2$Linux_X86_64 LibreOffice_project/</meta:generator>
  </office:meta>
</office:document-meta>
</file>